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DATABASE Tenis;</text:p>
      <text:p text:style-name="Standard"/>
      <text:p text:style-name="Standard">use Tenis;</text:p>
      <text:p text:style-name="Standard"/>
      <text:p text:style-name="Standard">CREATE TABLE IF NOT EXISTS Torneos (</text:p>
      <text:p text:style-name="Standard"><text:s text:c="4"/>TorneoID INTEGER,</text:p>
      <text:p text:style-name="Standard"><text:s text:c="4"/>Nombre TEXT,</text:p>
      <text:p text:style-name="Standard"><text:s text:c="4"/>Ubicacion TEXT,</text:p>
      <text:p text:style-name="Standard"><text:s text:c="4"/>FechaInicio DATE,</text:p>
      <text:p text:style-name="Standard"><text:s text:c="4"/>FechaFin DATE,</text:p>
      <text:p text:style-name="Standard"><text:s text:c="4"/>PRIMARY KEY(TorneoID)</text:p>
      <text:p text:style-name="Standard">);</text:p>
      <text:p text:style-name="Standard"/>
      <text:p text:style-name="Standard"/>
      <text:p text:style-name="Standard">CREATE TABLE IF NOT EXISTS Participantes (</text:p>
      <text:p text:style-name="Standard"><text:s text:c="4"/>ParticipanteID INTEGER,</text:p>
      <text:p text:style-name="Standard"><text:s text:c="4"/>Nombre TEXT,</text:p>
      <text:p text:style-name="Standard"><text:s text:c="4"/>Edad INTEGER,</text:p>
      <text:p text:style-name="Standard"><text:s text:c="4"/>Nacionalidad TEXT,</text:p>
      <text:p text:style-name="Standard"><text:s text:c="4"/>Genero TEXT,</text:p>
      <text:p text:style-name="Standard"><text:s text:c="4"/>PRIMARY KEY(ParticipanteID)</text:p>
      <text:p text:style-name="Standard">);</text:p>
      <text:p text:style-name="Standard"/>
      <text:p text:style-name="Standard">CREATE TABLE IF NOT EXISTS Partidos (</text:p>
      <text:p text:style-name="Standard"><text:s text:c="4"/>PartidoID INTEGER,</text:p>
      <text:p text:style-name="Standard"><text:s text:c="4"/>TorneoID INTEGER,</text:p>
      <text:p text:style-name="Standard"><text:s text:c="4"/>Participante1ID INTEGER,</text:p>
      <text:p text:style-name="Standard"><text:s text:c="4"/>Participante2ID INTEGER,</text:p>
      <text:p text:style-name="Standard"><text:s text:c="4"/>Fecha DATE,</text:p>
      <text:p text:style-name="Standard"><text:s text:c="4"/>FOREIGN KEY(TorneoID) REFERENCES Torneos(TorneoID),</text:p>
      <text:p text:style-name="Standard"><text:s text:c="4"/>FOREIGN KEY(Participante1ID) REFERENCES Participantes(ParticipanteID),</text:p>
      <text:p text:style-name="Standard"><text:s text:c="4"/>FOREIGN KEY(Participante2ID) REFERENCES Participantes(ParticipanteID),</text:p>
      <text:p text:style-name="Standard"><text:s text:c="4"/>PRIMARY KEY(PartidoID)</text:p>
      <text:p text:style-name="Standard">);</text:p>
      <text:p text:style-name="Standard"/>
      <text:p text:style-name="Standard">CREATE TABLE IF NOT EXISTS Sponsors (</text:p>
      <text:p text:style-name="Standard"><text:s text:c="4"/>SponsorID INTEGER,</text:p>
      <text:p text:style-name="Standard"><text:s text:c="4"/>Nombre TEXT,</text:p>
      <text:p text:style-name="Standard"><text:s text:c="4"/>PRIMARY KEY(SponsorID)</text:p>
      <text:p text:style-name="Standard">);</text:p>
      <text:p text:style-name="Standard"/>
      <text:p text:style-name="Standard">CREATE TABLE IF NOT EXISTS Jugador_Sponsor (</text:p>
      <text:p text:style-name="Standard"><text:s text:c="4"/>JugadorID INTEGER,</text:p>
      <text:p text:style-name="Standard"><text:s text:c="4"/>SponsorID INTEGER,</text:p>
      <text:p text:style-name="Standard"><text:s text:c="4"/>FOREIGN KEY(JugadorID) REFERENCES Participantes(ParticipanteID),</text:p>
      <text:p text:style-name="Standard"><text:s text:c="4"/>FOREIGN KEY(SponsorID) REFERENCES Sponsors(SponsorID),</text:p>
      <text:p text:style-name="Standard"><text:s text:c="4"/>PRIMARY KEY(JugadorID, SponsorID)</text:p>
      <text:p text:style-name="Standard">);</text:p>
      <text:p text:style-name="Standard"/>
      <text:p text:style-name="Standard">-- Insertar datos</text:p>
      <text:p text:style-name="Standard">INSERT INTO Torneos VALUES </text:p>
      <text:p text:style-name="Standard"><text:s text:c="4"/>(1, 'Open de España', 'Madrid', '2024-06-01', '2024-06-10'),</text:p>
      <text:p text:style-name="Standard"><text:soft-page-break/><text:s text:c="4"/>(2, 'Copa América', 'Buenos Aires', '2024-07-01', '2024-07-08'),</text:p>
      <text:p text:style-name="Standard"><text:s text:c="4"/>(3, 'Torneo Fantasma', 'Desconocida', '2024-08-01', '2024-08-05');</text:p>
      <text:p text:style-name="Standard"/>
      <text:p text:style-name="Standard">INSERT INTO Participantes VALUES </text:p>
      <text:p text:style-name="Standard"><text:s text:c="4"/>(1, 'Juan Pérez', 28, 'España', 'Hombre'),</text:p>
      <text:p text:style-name="Standard"><text:s text:c="4"/>(2, 'María Gómez', 24, 'Argentina', 'Mujer'),</text:p>
      <text:p text:style-name="Standard"><text:s text:c="4"/>(3, 'Carlos Ruiz', 30, 'México', 'Hombre'),</text:p>
      <text:p text:style-name="Standard"><text:s text:c="4"/>(4, 'Ana López', 26, 'Chile', 'Mujer'),</text:p>
      <text:p text:style-name="Standard"><text:s text:c="4"/>(5, 'Pedro Martínez', 22, 'Perú', 'Hombre'),</text:p>
      <text:p text:style-name="Standard"><text:s text:c="4"/>(6, 'Laura Sánchez', 29, 'Colombia', 'Mujer'),</text:p>
      <text:p text:style-name="Standard"><text:s text:c="4"/>(7, 'Luis Fernández', 25, 'Brasil', 'Hombre'),</text:p>
      <text:p text:style-name="Standard"><text:s text:c="4"/>(8, 'Marta Díaz', 27, 'Venezuela', 'Mujer'),</text:p>
      <text:p text:style-name="Standard"><text:s text:c="4"/>(9, 'David Torres', 31, 'Uruguay', 'Hombre'),</text:p>
      <text:p text:style-name="Standard"><text:s text:c="4"/>(10, 'Sofía Martínez', 27, 'Paraguay', 'Mujer'),</text:p>
      <text:p text:style-name="Standard"><text:s text:c="4"/>(11, 'Miguel Rojas', 23, 'Bolivia', 'Hombre'),</text:p>
      <text:p text:style-name="Standard"><text:s text:c="4"/>(12, 'Lucía Ramírez', 28, 'Ecuador', 'Mujer'),</text:p>
      <text:p text:style-name="Standard"><text:s text:c="4"/>(13, 'Diego Castillo', 26, 'Costa Rica', 'Hombre'),</text:p>
      <text:p text:style-name="Standard"><text:s text:c="4"/>(14, 'Camila Reyes', 24, 'Panamá', 'Mujer'),</text:p>
      <text:p text:style-name="Standard"><text:s text:c="4"/>(15, 'Francisco Morales', 29, 'Guatemala', 'Hombre'),</text:p>
      <text:p text:style-name="Standard"><text:s text:c="4"/>(16, 'Elena Gutiérrez', 25, 'Honduras', 'Mujer'),</text:p>
      <text:p text:style-name="Standard"><text:s text:c="4"/>(17, 'Andrés Suárez', 30, 'Nicaragua', 'Hombre'),</text:p>
      <text:p text:style-name="Standard"><text:s text:c="4"/>(18, 'Valeria Peña', 22, 'El Salvador', 'Mujer'),</text:p>
      <text:p text:style-name="Standard"><text:s text:c="4"/>(19, 'Ricardo Díaz', 27, 'Cuba', 'Hombre'),</text:p>
      <text:p text:style-name="Standard"><text:s text:c="4"/>(20, 'Isabel Romero', 26, 'República Dominicana', 'Mujer'),</text:p>
      <text:p text:style-name="Standard"><text:s text:c="4"/>(21, 'Aintzane', 42, 'Euskadi', 'Mujer'),</text:p>
      <text:p text:style-name="Standard"><text:s text:c="4"/>(22, 'Jhon', 27, 'Euskadi', 'Hombre'),</text:p>
      <text:p text:style-name="Standard"><text:s text:c="4"/>(23, 'Elias', 28, 'Argentina', 'Hombre');</text:p>
      <text:p text:style-name="Standard"/>
      <text:p text:style-name="Standard">INSERT INTO Partidos VALUES </text:p>
      <text:p text:style-name="Standard"><text:s text:c="4"/>(1, 1, 1, 2, '2024-06-01'),</text:p>
      <text:p text:style-name="Standard"><text:s text:c="4"/>(2, 1, 3, 4, '2024-06-02'),</text:p>
      <text:p text:style-name="Standard"><text:s text:c="4"/>(3, 2, 5, 6, '2024-07-01'),</text:p>
      <text:p text:style-name="Standard"><text:s text:c="4"/>(4, 2, 7, 8, '2024-07-02'),</text:p>
      <text:p text:style-name="Standard"><text:s text:c="4"/>(5, NULL, 1, 3, '2024-08-01');</text:p>
      <text:p text:style-name="Standard"/>
      <text:p text:style-name="Standard">INSERT INTO Sponsors VALUES </text:p>
      <text:p text:style-name="Standard"><text:s text:c="4"/>(1, 'Nike'),</text:p>
      <text:p text:style-name="Standard"><text:s text:c="4"/>(2, 'Adidas'),</text:p>
      <text:p text:style-name="Standard"><text:s text:c="4"/>(3, 'Puma'),</text:p>
      <text:p text:style-name="Standard"><text:s text:c="4"/>(4, 'Reebok'),</text:p>
      <text:p text:style-name="Standard"><text:s text:c="4"/>(5, 'Under Armour'),</text:p>
      <text:p text:style-name="Standard"><text:s text:c="4"/>(6, 'New Balance'),</text:p>
      <text:p text:style-name="Standard"><text:s text:c="4"/>(7, 'Asics'),</text:p>
      <text:p text:style-name="Standard"><text:s text:c="4"/>(8, 'Fila'),</text:p>
      <text:p text:style-name="Standard"><text:s text:c="4"/>(9, 'Lotto'),</text:p>
      <text:p text:style-name="Standard"><text:s text:c="4"/>(10, 'Kappa');</text:p>
      <text:p text:style-name="Standard"/>
      <text:p text:style-name="Standard">INSERT INTO Jugador_Sponsor VALUES </text:p>
      <text:p text:style-name="Standard"><text:s text:c="4"/>(1, 1),</text:p>
      <text:p text:style-name="Standard"><text:s text:c="4"/>(1, 2),</text:p>
      <text:p text:style-name="Standard"><text:s text:c="4"/>(1, 3),</text:p>
      <text:p text:style-name="Standard"><text:s text:c="4"/>(2, 2),</text:p>
      <text:p text:style-name="Standard"><text:soft-page-break/><text:s text:c="4"/>(2, 3),</text:p>
      <text:p text:style-name="Standard"><text:s text:c="4"/>(2, 4),</text:p>
      <text:p text:style-name="Standard"><text:s text:c="4"/>(3, 3),</text:p>
      <text:p text:style-name="Standard"><text:s text:c="4"/>(3, 4),</text:p>
      <text:p text:style-name="Standard"><text:s text:c="4"/>(3, 5),</text:p>
      <text:p text:style-name="Standard"><text:s text:c="4"/>(4, 4),</text:p>
      <text:p text:style-name="Standard"><text:s text:c="4"/>(4, 5),</text:p>
      <text:p text:style-name="Standard"><text:s text:c="4"/>(4, 6),</text:p>
      <text:p text:style-name="Standard"><text:s text:c="4"/>(5, 5),</text:p>
      <text:p text:style-name="Standard"><text:s text:c="4"/>(5, 6),</text:p>
      <text:p text:style-name="Standard"><text:s text:c="4"/>(5, 7),</text:p>
      <text:p text:style-name="Standard"><text:s text:c="4"/>(6, 6),</text:p>
      <text:p text:style-name="Standard"><text:s text:c="4"/>(6, 7),</text:p>
      <text:p text:style-name="Standard"><text:s text:c="4"/>(6, 8),</text:p>
      <text:p text:style-name="Standard"><text:s text:c="4"/>(7, 7),</text:p>
      <text:p text:style-name="Standard"><text:s text:c="4"/>(7, 8),</text:p>
      <text:p text:style-name="Standard"><text:s text:c="4"/>(7, 9),</text:p>
      <text:p text:style-name="Standard"><text:s text:c="4"/>(8, 8),</text:p>
      <text:p text:style-name="Standard"><text:s text:c="4"/>(8, 9),</text:p>
      <text:p text:style-name="Standard"><text:s text:c="4"/>(8, 10),</text:p>
      <text:p text:style-name="Standard"><text:s text:c="4"/>(9, 9),</text:p>
      <text:p text:style-name="Standard"><text:s text:c="4"/>(9, 10),</text:p>
      <text:p text:style-name="Standard"><text:s text:c="4"/>(9, 1),</text:p>
      <text:p text:style-name="Standard"><text:s text:c="4"/>(10, 10),</text:p>
      <text:p text:style-name="Standard"><text:s text:c="4"/>(10, 1),</text:p>
      <text:p text:style-name="Standard"><text:s text:c="4"/>(10, 2);</text:p>
      <text:p text:style-name="Standard"/>
      <text:p text:style-name="Standard">-- Finaliza la transacción</text:p>
      <text:p text:style-name="Standard">COMMI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6T13:24:02.576071377</meta:creation-date>
    <dc:date>2024-05-26T13:24:34.491229364</dc:date>
    <meta:editing-duration>PT33S</meta:editing-duration>
    <meta:editing-cycles>1</meta:editing-cycles>
    <meta:document-statistic meta:table-count="0" meta:image-count="0" meta:object-count="0" meta:page-count="3" meta:paragraph-count="120" meta:word-count="407" meta:character-count="3324" meta:non-whitespace-character-count="2632"/>
    <meta:generator>LibreOffice/7.3.7.2$Linux_X86_64 LibreOffice_project/30$Build-2</meta:generator>
  </office:meta>
</office:document-meta>
</file>